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Helvetic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2" style:family="paragraph" style:parent-style-name="Text_20_body">
      <style:paragraph-properties fo:margin-left="0cm" fo:margin-right="0cm" fo:orphans="2" fo:widows="2" fo:text-indent="0cm" style:auto-text-indent="false"/>
      <style:text-properties fo:font-variant="normal" fo:text-transform="none" fo:color="#222222" fo:letter-spacing="normal"/>
    </style:style>
    <style:style style:name="P3" style:family="paragraph" style:parent-style-name="Text_20_body" style:list-style-name="L1">
      <style:paragraph-properties fo:margin-left="0.397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4" style:family="paragraph" style:parent-style-name="Text_20_body" style:list-style-name="L2">
      <style:paragraph-properties fo:margin-left="0.397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5" style:family="paragraph" style:parent-style-name="Text_20_body" style:list-style-name="L3">
      <style:paragraph-properties fo:margin-left="0.397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6" style:family="paragraph" style:parent-style-name="Text_20_body" style:list-style-name="L4">
      <style:paragraph-properties fo:margin-left="0.397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7" style:family="paragraph" style:parent-style-name="Text_20_body" style:list-style-name="L2">
      <style:paragraph-properties fo:margin-left="0.397cm" fo:margin-right="0cm" fo:margin-top="0cm" fo:margin-bottom="0cm" loext:contextual-spacing="false" fo:orphans="2" fo:widows="2" fo:text-indent="0cm" style:auto-text-indent="false"/>
      <style:text-properties fo:font-variant="normal" fo:text-transform="none" fo:color="#222222" style:font-name="Arial" fo:font-size="12pt" fo:letter-spacing="normal" fo:font-style="normal" fo:font-weight="normal"/>
    </style:style>
    <style:style style:name="P8" style:family="paragraph" style:parent-style-name="Text_20_body" style:list-style-name="L4">
      <style:paragraph-properties fo:margin-left="0.397cm" fo:margin-right="0cm" fo:margin-top="0cm" fo:margin-bottom="0cm" loext:contextual-spacing="false" fo:orphans="2" fo:widows="2" fo:text-indent="0cm" style:auto-text-indent="false"/>
      <style:text-properties fo:font-variant="normal" fo:text-transform="none" fo:color="#222222" style:font-name="Arial" fo:font-size="12pt" fo:letter-spacing="normal" fo:font-style="normal" fo:font-weight="normal"/>
    </style:style>
    <style:style style:name="T1"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text:start-value="2">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mos a simular el reparto de cartas de póker. Para ello usaremos dos clases:</text:p>
      <text:list xml:id="list1162931925" text:style-name="L1">
        <text:list-item>
          <text:p text:style-name="P3">Clase <text:span text:style-name="T1">Carta</text:span>, que tendrá los siguientes atributos y métodos:</text:p>
        </text:list-item>
      </text:list>
      <text:list xml:id="list2174059927" text:style-name="L2">
        <text:list-item>
          <text:list>
            <text:list-item>
              <text:p text:style-name="P7"><text:span text:style-name="T1">$numero</text:span> (A). Puede ser un número del 1 al 10, J, Q, K o Comodín.</text:p>
            </text:list-item>
            <text:list-item>
              <text:p text:style-name="P7"><text:span text:style-name="T1">$palo</text:span> (A). Puede ser Corazones, Tréboles, Picas o Rombos. En caso de que el número sea un comodín el palo se debe quedar en blanco.</text:p>
            </text:list-item>
            <text:list-item>
              <text:p text:style-name="P4"><text:span text:style-name="T1">Getters, setters y constructor. </text:span>El constructor tomará dará unos valores aleatorios a los atributos, pero teniendo en cuenta la probabilidad de aparición de las cartas. Vamos a suponer que tenemos dos comodines sobre una baraja de 54 cartas.</text:p>
            </text:list-item>
          </text:list>
        </text:list-item>
      </text:list>
      <text:list xml:id="list3942304889" text:style-name="L3">
        <text:list-item>
          <text:p text:style-name="P5">Clase <text:span text:style-name="T1">Mano, </text:span>con los siguientes atributos y métodos:</text:p>
        </text:list-item>
      </text:list>
      <text:list xml:id="list1035211254" text:style-name="L4">
        <text:list-item>
          <text:list>
            <text:list-item>
              <text:p text:style-name="P8"><text:span text:style-name="T1">$cartas </text:span>(A). Un array de cinco objetos Carta.</text:p>
            </text:list-item>
            <text:list-item>
              <text:p text:style-name="P8"><text:span text:style-name="T1">inicia</text:span> (M). Debe inicializar las cartas teniendo en cuenta que no podemos tener dos cartas repetidas a excepción del comodín, que sí pueden aparecer dos.</text:p>
            </text:list-item>
            <text:list-item>
              <text:p text:style-name="P8"><text:span text:style-name="T1">cambia</text:span> (M). Recibe como parámetro un número del 1 al 5, indicando la carta que se va cambiar. Hay que tener en cuenta que la nueva carta no puede coincidir con ninguna de las que existen en la mano, con la excepción comentada del comodín.</text:p>
            </text:list-item>
            <text:list-item>
              <text:p text:style-name="P8"><text:span text:style-name="T1">muestra </text:span>(M). Muestra por pantalla las cartas. Bastará con poner el número y la inicial del palo, por ejemplo el 5 de corazones se pondrá como 5C.</text:p>
            </text:list-item>
            <text:list-item>
              <text:p text:style-name="P6"><text:span text:style-name="T1">valor</text:span> (M). Este es el método más complejo y difícil de todo el ejercicio. Nos debe devolver el valor de la mano actual. Deberá ser capaz de calcular qué valor tiene la mano del jugador según la siguiente tabla y siempre buscando el número más bajo posible. Es decir, si tenemos tres J y dos K, debería devolver un 4, que se corresponde con Full.</text:p>
            </text:list-item>
          </text:list>
        </text:list-item>
      </text:list>
      <text:p text:style-name="P2"><text:soft-page-break/><draw:frame draw:style-name="fr1" draw:name="Imagen1" text:anchor-type="as-char" svg:width="29.951cm" svg:height="15.663cm" draw:z-index="0"><draw:image xlink:href="https://ci5.googleusercontent.com/proxy/JWRYdOmKGoVL6D-6XBhJBYdcdqsw1CQGyNQ1S97uHMEsV95o2n_cz2cyWPoAcHghXlg-ORTDr6SRKXPBSQ82n5XolA1aGgHaCVV9ABiwuAOg_NvN1FC6XurIMRiCaA=s0-d-e1-ft#https://ead.murciaeduca.es/pluginfile.php/661842/mod_assign/intro/poker.png" xlink:type="simple" xlink:show="embed" xlink:actuate="onLoad"/></draw:frame></text:p>
      <text:p text:style-name="P1">Con el fin de respetar los principios de encapsulación y abstracción, todos los atributos expuestos anteriormente deben ser privados. Los métodos descritos deben ser públicos. Si se desea crear algún nuevo método, preferiblemente debe ser privado, aunque si está correctamente justificado puede ser público.</text:p>
      <text:p text:style-name="P1">Por último debemos crear un programa que permita utilizar los diferentes métodos de las clases y nos muestre los resultados por pantalla</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Helvetic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21T04:18:28.089000000</meta:creation-date>
    <dc:date>2020-05-21T04:19:08.150000000</dc:date>
    <meta:editing-duration>PT41S</meta:editing-duration>
    <meta:editing-cycles>1</meta:editing-cycles>
    <meta:document-statistic meta:table-count="0" meta:image-count="1" meta:object-count="0" meta:page-count="2" meta:paragraph-count="14" meta:word-count="355" meta:character-count="2003" meta:non-whitespace-character-count="1671"/>
    <meta:generator>LibreOffice/6.3.1.2$Windows_X86_64 LibreOffice_project/b79626edf0065ac373bd1df5c28bd630b4424273</meta:generator>
  </office:meta>
</office:document-meta>
</file>